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fo:background-color="#E2EFDA"/>
      <style:text-properties style:font-name="Abyssinica SIL" style:font-name-asian="Abyssinica SIL" style:font-name-complex="Abyssinica SIL"/>
    </style:style>
    <style:style style:name="ce114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5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50">
      <style:table-cell-properties fo:background-color="#E2EFDA"/>
      <style:text-properties style:font-name="Abyssinica SIL" style:font-name-asian="Abyssinica SIL" style:font-name-complex="Abyssinica SIL"/>
    </style:style>
    <style:style style:name="ce121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2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43">
      <style:table-cell-properties style:vertical-align="middle" fo:background-color="#E2EFDA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36">
      <style:table-cell-properties fo:background-color="#FCE4D6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8">
      <style:table-cell-properties fo:background-color="#FCE4D6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14">
      <style:table-cell-properties fo:background-color="#FCE4D6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49">
      <style:table-cell-properties fo:background-color="#FCE4D6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43">
      <style:table-cell-properties fo:background-color="#FCE4D6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0">
      <style:table-cell-properties fo:background-color="#FCE4D6"/>
      <style:text-properties style:font-name="Abyssinica SIL" style:font-name-asian="Abyssinica SIL" style:font-name-complex="Abyssinica SIL"/>
    </style:style>
    <style:style style:name="ce134" style:family="table-cell" style:parent-style-name="Excel_32_Built-in_32_Normal" style:data-style-name="N46">
      <style:table-cell-properties style:vertical-align="automatic" fo:background-color="#FCE4D6"/>
      <style:text-properties style:font-name="Abyssinica SIL" style:font-name-asian="Abyssinica SIL" style:font-name-complex="Abyssinica SIL" fo:font-size="10pt" style:font-size-asian="10pt" style:font-size-complex="10pt"/>
    </style:style>
    <style:style style:name="ce135" style:family="table-cell" style:parent-style-name="Excel_32_Built-in_32_Normal" style:data-style-name="N46">
      <style:table-cell-properties style:vertical-align="automatic" fo:background-color="#FCE4D6"/>
      <style:text-properties style:font-name="Abyssinica SIL" style:font-name-asian="Abyssinica SIL" style:font-name-complex="Abyssinica SIL" fo:font-size="10pt" style:font-size-asian="10pt" style:font-size-complex="10pt"/>
    </style:style>
    <style:style style:name="ce136" style:family="table-cell" style:parent-style-name="Default" style:data-style-name="N48">
      <style:table-cell-properties fo:background-color="#FCE4D6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14">
      <style:table-cell-properties fo:background-color="#FCE4D6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36">
      <style:table-cell-properties fo:background-color="#FCE4D6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49">
      <style:table-cell-properties fo:background-color="#FCE4D6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50">
      <style:table-cell-properties fo:background-color="#FCE4D6"/>
      <style:text-properties style:font-name="Abyssinica SIL" style:font-name-asian="Abyssinica SIL" style:font-name-complex="Abyssinica SIL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28"/>
          <table:table-cell table:style-name="ce129"/>
          <table:table-cell table:style-name="ce130"/>
          <table:table-cell table:style-name="ce128"/>
          <table:table-cell office:value-type="float" office:value="0" table:style-name="ce131">
            <text:p>0,00<text:s/></text:p>
          </table:table-cell>
          <table:table-cell office:value-type="float" office:value="0" table:style-name="ce132">
            <text:p>0,00</text:p>
          </table:table-cell>
          <table:table-cell office:value-type="float" office:value="170060.71498512785" table:formula="of:=[.H8]+[.F7]-[.G7]" table:style-name="ce132">
            <text:p>170.060,71</text:p>
          </table:table-cell>
          <table:table-cell table:number-columns-repeated="16376"/>
        </table:table-row>
        <table:table-row table:style-name="ro4">
          <table:table-cell table:style-name="ce133"/>
          <table:table-cell table:style-name="ce134"/>
          <table:table-cell table:style-name="ce129"/>
          <table:table-cell table:style-name="ce130"/>
          <table:table-cell table:style-name="ce128"/>
          <table:table-cell table:style-name="ce131"/>
          <table:table-cell office:value-type="float" office:value="149188" table:style-name="ce132">
            <text:p>149.188,00</text:p>
          </table:table-cell>
          <table:table-cell office:value-type="float" office:value="170060.71498512785" table:formula="of:=[.H9]+[.F8]-[.G8]" table:style-name="ce132">
            <text:p>170.060,71</text:p>
          </table:table-cell>
          <table:table-cell table:number-columns-repeated="16376"/>
        </table:table-row>
        <table:table-row table:style-name="ro4">
          <table:table-cell table:style-name="ce133"/>
          <table:table-cell table:style-name="ce134"/>
          <table:table-cell table:style-name="ce129"/>
          <table:table-cell table:style-name="ce130"/>
          <table:table-cell table:style-name="ce128"/>
          <table:table-cell table:style-name="ce131"/>
          <table:table-cell table:style-name="ce132"/>
          <table:table-cell office:value-type="float" office:value="319248.71498512785" table:formula="of:=[.H10]+[.F9]-[.G9]" table:style-name="ce132">
            <text:p>319.248,71</text:p>
          </table:table-cell>
          <table:table-cell table:number-columns-repeated="16376"/>
        </table:table-row>
        <table:table-row table:style-name="ro4">
          <table:table-cell table:style-name="ce133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32"/>
          <table:table-cell office:value-type="float" office:value="319248.71498512785" table:formula="of:=[.H11]+[.F10]-[.G10]" table:style-name="ce132">
            <text:p>319.248,71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140">
            <text:p>30.08.2024</text:p>
          </table:table-cell>
          <table:table-cell office:value-type="string" table:style-name="ce134">
            <text:p>tüfe 8</text:p>
          </table:table-cell>
          <table:table-cell office:value-type="float" office:value="2600" table:style-name="ce129">
            <text:p>2600,00<text:s/></text:p>
          </table:table-cell>
          <table:table-cell office:value-type="percentage" office:value="4.0000000000000036E-2" table:formula="of:=([.C11]/[.C13])-1" table:style-name="ce130">
            <text:p>4,00%</text:p>
          </table:table-cell>
          <table:table-cell table:style-name="ce128"/>
          <table:table-cell office:value-type="float" office:value="12278.796730197237" table:formula="of:=[.H12]*[.D11]" table:style-name="ce131">
            <text:p>12.278,80<text:s/></text:p>
          </table:table-cell>
          <table:table-cell table:style-name="ce132"/>
          <table:table-cell office:value-type="float" office:value="319248.71498512785" table:formula="of:=[.H12]+[.F11]-[.G11]" table:style-name="ce132">
            <text:p>319.248,71</text:p>
          </table:table-cell>
          <table:table-cell table:number-columns-repeated="16376"/>
        </table:table-row>
        <table:table-row table:style-name="ro4">
          <table:table-cell table:style-name="ce133"/>
          <table:table-cell office:value-type="string" table:style-name="ce135">
            <text:p>2023-2024 Kira 12/12 Ağustos</text:p>
          </table:table-cell>
          <table:table-cell table:style-name="ce136"/>
          <table:table-cell table:style-name="ce137"/>
          <table:table-cell table:style-name="ce138"/>
          <table:table-cell office:value-type="float" office:value="20000" table:style-name="ce139">
            <text:p>20.000,00<text:s/></text:p>
          </table:table-cell>
          <table:table-cell table:style-name="ce132"/>
          <table:table-cell office:value-type="float" office:value="306969.91825493064" table:formula="of:=[.H13]+[.F12]-[.G12]" table:style-name="ce132">
            <text:p>306.969,92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140">
            <text:p>30.07.2024</text:p>
          </table:table-cell>
          <table:table-cell office:value-type="string" table:style-name="ce134">
            <text:p>tüfe 7</text:p>
          </table:table-cell>
          <table:table-cell office:value-type="float" office:value="2500" table:style-name="ce129">
            <text:p>2500,00<text:s/></text:p>
          </table:table-cell>
          <table:table-cell office:value-type="percentage" office:value="4.1666666666666741E-2" table:formula="of:=([.C13]/[.C15])-1" table:style-name="ce130">
            <text:p>4,17%</text:p>
          </table:table-cell>
          <table:table-cell table:style-name="ce128"/>
          <table:table-cell office:value-type="float" office:value="11478.796730197244" table:formula="of:=[.H14]*[.D13]" table:style-name="ce131">
            <text:p>11.478,80<text:s/></text:p>
          </table:table-cell>
          <table:table-cell table:style-name="ce132"/>
          <table:table-cell office:value-type="float" office:value="286969.91825493064" table:formula="of:=[.H14]+[.F13]-[.G13]" table:style-name="ce132">
            <text:p>286.969,92</text:p>
          </table:table-cell>
          <table:table-cell table:number-columns-repeated="16376"/>
        </table:table-row>
        <table:table-row table:style-name="ro4">
          <table:table-cell table:style-name="ce133"/>
          <table:table-cell office:value-type="string" table:style-name="ce135">
            <text:p>2023-2024 Kira 11/12 Temmuz</text:p>
          </table:table-cell>
          <table:table-cell table:style-name="ce136"/>
          <table:table-cell table:style-name="ce137"/>
          <table:table-cell table:style-name="ce138"/>
          <table:table-cell office:value-type="float" office:value="20000" table:style-name="ce139">
            <text:p>20.000,00<text:s/></text:p>
          </table:table-cell>
          <table:table-cell table:style-name="ce132"/>
          <table:table-cell office:value-type="float" office:value="275491.12152473337" table:formula="of:=[.H15]+[.F14]-[.G14]" table:style-name="ce132">
            <text:p>275.491,1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140">
            <text:p>30.06.2024</text:p>
          </table:table-cell>
          <table:table-cell office:value-type="string" table:style-name="ce134">
            <text:p>tüfe 6</text:p>
          </table:table-cell>
          <table:table-cell office:value-type="float" office:value="2400" table:style-name="ce129">
            <text:p>2400,00<text:s/></text:p>
          </table:table-cell>
          <table:table-cell office:value-type="percentage" office:value="3.4482758620689724E-2" table:formula="of:=([.C15]/[.C17])-1" table:style-name="ce130">
            <text:p>3,45%</text:p>
          </table:table-cell>
          <table:table-cell table:style-name="ce128"/>
          <table:table-cell office:value-type="float" office:value="8516.3707174911287" table:formula="of:=[.H16]*[.D15]" table:style-name="ce131">
            <text:p>8.516,37<text:s/></text:p>
          </table:table-cell>
          <table:table-cell table:style-name="ce132"/>
          <table:table-cell office:value-type="float" office:value="255491.12152473337" table:formula="of:=[.H16]+[.F15]-[.G15]" table:style-name="ce132">
            <text:p>255.491,12</text:p>
          </table:table-cell>
          <table:table-cell table:number-columns-repeated="16376"/>
        </table:table-row>
        <table:table-row table:style-name="ro4">
          <table:table-cell table:style-name="ce133"/>
          <table:table-cell office:value-type="string" table:style-name="ce135">
            <text:p>2023-2024 Kira 10/12 Haziran</text:p>
          </table:table-cell>
          <table:table-cell table:style-name="ce136"/>
          <table:table-cell table:style-name="ce137"/>
          <table:table-cell table:style-name="ce138"/>
          <table:table-cell office:value-type="float" office:value="20000" table:style-name="ce139">
            <text:p>20.000,00<text:s/></text:p>
          </table:table-cell>
          <table:table-cell table:style-name="ce132"/>
          <table:table-cell office:value-type="float" office:value="246974.75080724224" table:formula="of:=[.H17]+[.F16]-[.G16]" table:style-name="ce132">
            <text:p>246.974,75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140">
            <text:p>30.05.2024</text:p>
          </table:table-cell>
          <table:table-cell office:value-type="string" table:style-name="ce134">
            <text:p>tüfe 5</text:p>
          </table:table-cell>
          <table:table-cell office:value-type="float" office:value="2320" table:style-name="ce129">
            <text:p>2320,00<text:s/></text:p>
          </table:table-cell>
          <table:table-cell office:value-type="percentage" office:value="4.5045045045045029E-2" table:formula="of:=([.C17]/[.C19])-1" table:style-name="ce130">
            <text:p>4,50%</text:p>
          </table:table-cell>
          <table:table-cell table:style-name="ce128"/>
          <table:table-cell office:value-type="float" office:value="9783.3944313466454" table:formula="of:=[.H18]*[.D17]" table:style-name="ce131">
            <text:p>9.783,39<text:s/></text:p>
          </table:table-cell>
          <table:table-cell table:style-name="ce132"/>
          <table:table-cell office:value-type="float" office:value="226974.75080724224" table:formula="of:=[.H18]+[.F17]-[.G17]" table:style-name="ce132">
            <text:p>226.974,75</text:p>
          </table:table-cell>
          <table:table-cell table:number-columns-repeated="16376"/>
        </table:table-row>
        <table:table-row table:style-name="ro4">
          <table:table-cell table:style-name="ce113"/>
          <table:table-cell office:value-type="string" table:style-name="ce114">
            <text:p>2023-2024 Kira 9/12 Mayıs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217191.35637589559" table:formula="of:=[.H19]+[.F18]-[.G18]" table:style-name="ce119">
            <text:p>217.191,36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120">
            <text:p>30.04.2024</text:p>
          </table:table-cell>
          <table:table-cell office:value-type="string" table:style-name="ce121">
            <text:p>tüfe 4</text:p>
          </table:table-cell>
          <table:table-cell office:value-type="float" office:value="2220" table:style-name="ce122">
            <text:p>2220,00<text:s/></text:p>
          </table:table-cell>
          <table:table-cell office:value-type="percentage" office:value="3.7640163217993239E-2" table:formula="of:=([.C19]/[.C21])-1" table:style-name="ce123">
            <text:p>3,76%</text:p>
          </table:table-cell>
          <table:table-cell table:style-name="ce124"/>
          <table:table-cell office:value-type="float" office:value="7153.0720400679602" table:formula="of:=[.H20]*[.D19]" table:style-name="ce125">
            <text:p>7.153,07<text:s/></text:p>
          </table:table-cell>
          <table:table-cell table:style-name="ce119"/>
          <table:table-cell office:value-type="float" office:value="197191.35637589559" table:formula="of:=[.H20]+[.F19]-[.G19]" table:style-name="ce119">
            <text:p>197.191,36</text:p>
          </table:table-cell>
          <table:table-cell table:number-columns-repeated="16376"/>
        </table:table-row>
        <table:table-row table:style-name="ro4">
          <table:table-cell table:style-name="ce113"/>
          <table:table-cell office:value-type="string" table:style-name="ce114">
            <text:p>2023-2024 Kira 8/12 Nisan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190038.28433582763" table:formula="of:=[.H21]+[.F20]-[.G20]" table:style-name="ce119">
            <text:p>190.038,28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120">
            <text:p>30.03.2024</text:p>
          </table:table-cell>
          <table:table-cell office:value-type="string" table:style-name="ce121">
            <text:p>tüfe 3</text:p>
          </table:table-cell>
          <table:table-cell office:value-type="float" office:value="2139.4699999999998" table:style-name="ce122">
            <text:p>2139,47<text:s/></text:p>
          </table:table-cell>
          <table:table-cell office:value-type="percentage" office:value="3.1626709356375349E-2" table:formula="of:=([.C21]/[.C23])-1" table:style-name="ce123">
            <text:p>3,16%</text:p>
          </table:table-cell>
          <table:table-cell table:style-name="ce124"/>
          <table:table-cell office:value-type="float" office:value="5212.8849993628737" table:formula="of:=[.H22]*[.D21]" table:style-name="ce125">
            <text:p>5.212,88<text:s/></text:p>
          </table:table-cell>
          <table:table-cell table:style-name="ce119"/>
          <table:table-cell office:value-type="float" office:value="170038.28433582763" table:formula="of:=[.H22]+[.F21]-[.G21]" table:style-name="ce119">
            <text:p>170.038,28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2023-2024 Kira 7/12 Mart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164825.39933646476" table:formula="of:=[.H23]+[.F22]-[.G22]" table:style-name="ce119">
            <text:p>164.825,40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120">
            <text:p>29.02.2024</text:p>
          </table:table-cell>
          <table:table-cell office:value-type="string" table:style-name="ce121">
            <text:p>tüfe 2</text:p>
          </table:table-cell>
          <table:table-cell office:value-type="float" office:value="2073.88" table:style-name="ce122">
            <text:p>2073,88<text:s/></text:p>
          </table:table-cell>
          <table:table-cell office:value-type="percentage" office:value="4.5291882138285056E-2" table:formula="of:=([.C23]/[.C25])-1" table:style-name="ce123">
            <text:p>4,53%</text:p>
          </table:table-cell>
          <table:table-cell table:style-name="ce124"/>
          <table:table-cell office:value-type="float" office:value="6275.1993289750453" table:formula="of:=[.H24]*[.D23]" table:style-name="ce125">
            <text:p>6.275,20<text:s/></text:p>
          </table:table-cell>
          <table:table-cell table:style-name="ce119"/>
          <table:table-cell office:value-type="float" office:value="144825.39933646476" table:formula="of:=[.H24]+[.F23]-[.G23]" table:style-name="ce119">
            <text:p>144.825,40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2023-2024 Kira 6/12 Şubat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138550.20000748971" table:formula="of:=[.H25]+[.F24]-[.G24]" table:style-name="ce119">
            <text:p>138.550,20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120">
            <text:p>30.01.2024</text:p>
          </table:table-cell>
          <table:table-cell office:value-type="string" table:style-name="ce121">
            <text:p>tüfe 01-2024</text:p>
          </table:table-cell>
          <table:table-cell office:value-type="float" office:value="1984.02" table:style-name="ce122">
            <text:p>1984,02<text:s/></text:p>
          </table:table-cell>
          <table:table-cell office:value-type="percentage" office:value="6.7033097053856627E-2" table:formula="of:=([.C25]/[.C28])-1" table:style-name="ce123">
            <text:p>6,70%</text:p>
          </table:table-cell>
          <table:table-cell table:style-name="ce124"/>
          <table:table-cell office:value-type="float" office:value="7447.5544243170489" table:formula="of:=[.H26]*[.D25]" table:style-name="ce125">
            <text:p>7.447,55<text:s/></text:p>
          </table:table-cell>
          <table:table-cell table:style-name="ce119"/>
          <table:table-cell office:value-type="float" office:value="118550.20000748971" table:formula="of:=[.H26]+[.F25]-[.G25]" table:style-name="ce119">
            <text:p>118.550,20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ödeme</text:p>
          </table:table-cell>
          <table:table-cell table:style-name="ce122"/>
          <table:table-cell table:style-name="ce123"/>
          <table:table-cell table:number-columns-repeated="2" table:style-name="ce125"/>
          <table:table-cell table:style-name="ce119"/>
          <table:table-cell office:value-type="float" office:value="111102.64558317266" table:formula="of:=[.H27]+[.F26]-[.G26]" table:style-name="ce119">
            <text:p>111.102,65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2023-2024 Kira 5/12 Ocak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111102.64558317266" table:formula="of:=[.H28]+[.F27]-[.G27]" table:style-name="ce119">
            <text:p>111.102,6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120">
            <text:p>30.12.2023</text:p>
          </table:table-cell>
          <table:table-cell office:value-type="string" table:style-name="ce121">
            <text:p>tüfe 12</text:p>
          </table:table-cell>
          <table:table-cell office:value-type="float" office:value="1859.38" table:style-name="ce122">
            <text:p>1859,38<text:s/></text:p>
          </table:table-cell>
          <table:table-cell office:value-type="percentage" office:value="2.9272073069471327E-2" table:formula="of:=([.C28]/[.C34])-1" table:style-name="ce123">
            <text:p>2,93%</text:p>
          </table:table-cell>
          <table:table-cell table:style-name="ce124"/>
          <table:table-cell office:value-type="float" office:value="2590.9216504631468" table:formula="of:=[.H29]*[.D28]" table:style-name="ce125">
            <text:p>2.590,92<text:s/></text:p>
          </table:table-cell>
          <table:table-cell table:style-name="ce119"/>
          <table:table-cell office:value-type="float" office:value="91102.645583172663" table:formula="of:=[.H29]+[.F28]-[.G28]" table:style-name="ce119">
            <text:p>91.102,65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noter ihtar masrafı</text:p>
          </table:table-cell>
          <table:table-cell table:style-name="ce122"/>
          <table:table-cell table:style-name="ce123"/>
          <table:table-cell table:style-name="ce125"/>
          <table:table-cell office:value-type="float" office:value="629.52" table:style-name="ce125">
            <text:p>629,52<text:s/></text:p>
          </table:table-cell>
          <table:table-cell table:style-name="ce119"/>
          <table:table-cell office:value-type="float" office:value="88511.723932709516" table:formula="of:=[.H30]+[.F29]-[.G29]" table:style-name="ce119">
            <text:p>88.511,72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icraya masraf için yatan</text:p>
          </table:table-cell>
          <table:table-cell table:style-name="ce122"/>
          <table:table-cell table:style-name="ce123"/>
          <table:table-cell table:style-name="ce124"/>
          <table:table-cell office:value-type="float" office:value="200" table:style-name="ce125">
            <text:p>200,00<text:s/></text:p>
          </table:table-cell>
          <table:table-cell table:style-name="ce119"/>
          <table:table-cell office:value-type="float" office:value="87882.203932709512" table:formula="of:=[.H31]+[.F30]-[.G30]" table:style-name="ce119">
            <text:p>87.882,20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icra başvuru harcı</text:p>
          </table:table-cell>
          <table:table-cell table:style-name="ce122"/>
          <table:table-cell table:style-name="ce123"/>
          <table:table-cell table:style-name="ce124"/>
          <table:table-cell office:value-type="float" office:value="393.45" table:style-name="ce125">
            <text:p>393,45<text:s/></text:p>
          </table:table-cell>
          <table:table-cell table:style-name="ce119"/>
          <table:table-cell office:value-type="float" office:value="87682.203932709512" table:formula="of:=[.H32]+[.F31]-[.G31]" table:style-name="ce119">
            <text:p>87.682,20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avukat vekalet</text:p>
          </table:table-cell>
          <table:table-cell table:style-name="ce122"/>
          <table:table-cell table:style-name="ce123"/>
          <table:table-cell table:style-name="ce124"/>
          <table:table-cell office:value-type="float" office:value="1000" table:style-name="ce125">
            <text:p>1.000,00<text:s/></text:p>
          </table:table-cell>
          <table:table-cell table:style-name="ce119"/>
          <table:table-cell office:value-type="float" office:value="87288.753932709515" table:formula="of:=[.H33]+[.F32]-[.G32]" table:style-name="ce119">
            <text:p>87.288,75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14">
            <text:p>2023-2024 Kira 4/12 Aralık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86288.753932709515" table:formula="of:=[.H34]+[.F33]-[.G33]" table:style-name="ce119">
            <text:p>86.288,7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20">
            <text:p>30.11.2023</text:p>
          </table:table-cell>
          <table:table-cell office:value-type="string" table:style-name="ce121">
            <text:p>tüfe 11</text:p>
          </table:table-cell>
          <table:table-cell office:value-type="float" office:value="1806.5" table:style-name="ce122">
            <text:p>1806,50<text:s/></text:p>
          </table:table-cell>
          <table:table-cell office:value-type="percentage" office:value="3.2810972437411046E-2" table:formula="of:=([.C34]/[.C37])-1" table:style-name="ce123">
            <text:p>3,28%</text:p>
          </table:table-cell>
          <table:table-cell table:style-name="ce124"/>
          <table:table-cell office:value-type="float" office:value="2105.90179252599" table:formula="of:=[.H35]*[.D34]" table:style-name="ce125">
            <text:p>2.105,90<text:s/></text:p>
          </table:table-cell>
          <table:table-cell table:style-name="ce119"/>
          <table:table-cell office:value-type="float" office:value="66288.753932709515" table:formula="of:=[.H35]+[.F34]-[.G34]" table:style-name="ce119">
            <text:p>66.288,75</text:p>
          </table:table-cell>
          <table:table-cell table:number-columns-repeated="16376"/>
        </table:table-row>
        <table:table-row table:style-name="ro4">
          <table:table-cell table:style-name="ce120"/>
          <table:table-cell table:style-name="ce121"/>
          <table:table-cell table:style-name="ce122"/>
          <table:table-cell table:style-name="ce123"/>
          <table:table-cell table:number-columns-repeated="2" table:style-name="ce125"/>
          <table:table-cell table:style-name="ce119"/>
          <table:table-cell office:value-type="float" office:value="64182.852140183524" table:formula="of:=[.H36]+[.F35]-[.G35]" table:style-name="ce119">
            <text:p>64.182,85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6">
            <text:p>2023-2024 Kira 3/12 Kasım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64182.852140183524" table:formula="of:=[.H37]+[.F36]-[.G36]" table:style-name="ce119">
            <text:p>64.182,8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20">
            <text:p>30.10.2023</text:p>
          </table:table-cell>
          <table:table-cell office:value-type="string" table:style-name="ce121">
            <text:p>tüfe 10</text:p>
          </table:table-cell>
          <table:table-cell office:value-type="float" office:value="1749.11" table:style-name="ce122">
            <text:p>1749,11<text:s/></text:p>
          </table:table-cell>
          <table:table-cell office:value-type="percentage" office:value="3.4339814551991532E-2" table:formula="of:=([.C37]/[.C43])-1" table:style-name="ce123">
            <text:p>3,43%</text:p>
          </table:table-cell>
          <table:table-cell table:style-name="ce124"/>
          <table:table-cell office:value-type="float" office:value="1466.8592734478946" table:formula="of:=[.H38]*[.D37]" table:style-name="ce125">
            <text:p>1.466,86<text:s/></text:p>
          </table:table-cell>
          <table:table-cell table:style-name="ce119"/>
          <table:table-cell office:value-type="float" office:value="44182.852140183524" table:formula="of:=[.H38]+[.F37]-[.G37]" table:style-name="ce119">
            <text:p>44.182,85</text:p>
          </table:table-cell>
          <table:table-cell table:number-columns-repeated="16376"/>
        </table:table-row>
        <table:table-row table:style-name="ro4">
          <table:table-cell table:style-name="ce120"/>
          <table:table-cell office:value-type="string" table:style-name="ce121">
            <text:p>dv usulsüzlük cezası</text:p>
          </table:table-cell>
          <table:table-cell table:style-name="ce122"/>
          <table:table-cell table:style-name="ce123"/>
          <table:table-cell table:style-name="ce125"/>
          <table:table-cell office:value-type="float" office:value="52.5" table:style-name="ce125">
            <text:p>52,50<text:s/></text:p>
          </table:table-cell>
          <table:table-cell table:style-name="ce119"/>
          <table:table-cell office:value-type="float" office:value="42715.992866735629" table:formula="of:=[.H39]+[.F38]-[.G38]" table:style-name="ce119">
            <text:p>42.715,99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120">
            <text:p>1.01.1900</text:p>
          </table:table-cell>
          <table:table-cell office:value-type="string" table:style-name="ce121">
            <text:p>dv<text:s text:c="2"/></text:p>
          </table:table-cell>
          <table:table-cell table:style-name="ce122"/>
          <table:table-cell table:style-name="ce123"/>
          <table:table-cell table:style-name="ce124"/>
          <table:table-cell office:value-type="float" office:value="156.02000000000001" table:style-name="ce125">
            <text:p>156,02<text:s/></text:p>
          </table:table-cell>
          <table:table-cell table:style-name="ce119"/>
          <table:table-cell office:value-type="float" office:value="42663.492866735629" table:formula="of:=[.H40]+[.F39]-[.G39]" table:style-name="ce119">
            <text:p>42.663,49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20">
            <text:p>19.10.2023</text:p>
          </table:table-cell>
          <table:table-cell office:value-type="string" table:style-name="ce121">
            <text:p>icra masraf avansı</text:p>
          </table:table-cell>
          <table:table-cell table:style-name="ce122"/>
          <table:table-cell table:style-name="ce123"/>
          <table:table-cell table:style-name="ce124"/>
          <table:table-cell office:value-type="float" office:value="87" table:style-name="ce125">
            <text:p>87,00<text:s/></text:p>
          </table:table-cell>
          <table:table-cell table:style-name="ce119"/>
          <table:table-cell office:value-type="float" office:value="42507.472866735632" table:formula="of:=[.H41]+[.F40]-[.G40]" table:style-name="ce119">
            <text:p>42.507,47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20">
            <text:p>19.10.2023</text:p>
          </table:table-cell>
          <table:table-cell office:value-type="string" table:style-name="ce121">
            <text:p>icra harç</text:p>
          </table:table-cell>
          <table:table-cell table:style-name="ce122"/>
          <table:table-cell table:style-name="ce123"/>
          <table:table-cell table:style-name="ce124"/>
          <table:table-cell office:value-type="float" office:value="1469.85" table:style-name="ce125">
            <text:p>1.469,85<text:s/></text:p>
          </table:table-cell>
          <table:table-cell table:style-name="ce119"/>
          <table:table-cell office:value-type="float" office:value="42420.472866735632" table:formula="of:=[.H42]+[.F41]-[.G41]" table:style-name="ce119">
            <text:p>42.420,47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20">
            <text:p>30.09.2023</text:p>
          </table:table-cell>
          <table:table-cell office:value-type="string" table:style-name="ce126">
            <text:p>2023-2024 Kira 2/12 Ekim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40950.622866735634" table:formula="of:=[.H43]+[.F42]-[.G42]" table:style-name="ce119">
            <text:p>40.950,62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20">
            <text:p>30.09.2023</text:p>
          </table:table-cell>
          <table:table-cell office:value-type="string" table:style-name="ce121">
            <text:p>tüfe 9</text:p>
          </table:table-cell>
          <table:table-cell office:value-type="float" office:value="1691.04" table:style-name="ce122">
            <text:p>1691,04<text:s/></text:p>
          </table:table-cell>
          <table:table-cell office:value-type="percentage" office:value="4.7531143336781767E-2" table:formula="of:=([.C43]/[.C44])-1" table:style-name="ce123">
            <text:p>4,75%</text:p>
          </table:table-cell>
          <table:table-cell table:style-name="ce124"/>
          <table:table-cell office:value-type="float" office:value="950.6228667356354" table:formula="of:=[.H44]*[.D43]" table:style-name="ce125">
            <text:p>950,62<text:s/></text:p>
          </table:table-cell>
          <table:table-cell table:style-name="ce127"/>
          <table:table-cell office:value-type="float" office:value="20950.622866735634" table:formula="of:=[.H44]+[.F43]-[.G43]" table:style-name="ce119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20">
            <text:p>30.08.2023</text:p>
          </table:table-cell>
          <table:table-cell office:value-type="string" table:style-name="ce121">
            <text:p>tüfe endex 8-ağustos</text:p>
          </table:table-cell>
          <table:table-cell office:value-type="float" office:value="1614.31" table:style-name="ce122">
            <text:p>1614,31<text:s/></text:p>
          </table:table-cell>
          <table:table-cell table:style-name="ce123"/>
          <table:table-cell table:number-columns-repeated="2" table:style-name="ce125"/>
          <table:table-cell table:style-name="ce127"/>
          <table:table-cell office:value-type="float" office:value="20000" table:formula="of:=[.H45]+[.F44]-[.G44]" table:style-name="ce119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20">
            <text:p>30.08.2023</text:p>
          </table:table-cell>
          <table:table-cell office:value-type="string" table:style-name="ce126">
            <text:p>2023-2024 Kira 1/12 Eylül</text:p>
          </table:table-cell>
          <table:table-cell table:style-name="ce115"/>
          <table:table-cell table:style-name="ce116"/>
          <table:table-cell table:style-name="ce117"/>
          <table:table-cell office:value-type="float" office:value="20000" table:style-name="ce118">
            <text:p>20.000,00<text:s/></text:p>
          </table:table-cell>
          <table:table-cell table:style-name="ce119"/>
          <table:table-cell office:value-type="float" office:value="20000" table:formula="of:=[.H46]+[.F45]-[.G45]" table:style-name="ce119">
            <text:p>20.000,00</text:p>
          </table:table-cell>
          <table:table-cell table:number-columns-repeated="16376"/>
        </table:table-row>
        <table:table-row table:number-rows-repeated="1048531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87"/>
        <table:table-column table:style-name="co22" table:default-cell-style-name="ce93"/>
        <table:table-column table:style-name="co23" table:default-cell-style-name="ce87"/>
        <table:table-column table:style-name="co16" table:default-cell-style-name="ce88"/>
        <table:table-column table:style-name="co24" table:default-cell-style-name="ce89"/>
        <table:table-column table:style-name="co25" table:default-cell-style-name="ce88"/>
        <table:table-column table:style-name="co26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67" table:style-name="ce89">
            <text:p>3.467,00</text:p>
          </table:table-cell>
          <table:table-cell office:value-type="float" office:value="67429.98" table:formula="of:=[.F7]+[.E8]-[.D8]" table:style-name="ce99">
            <text:p>67.4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53.98" table:formula="of:=[.F8]+[.E9]-[.D9]" table:style-name="ce99">
            <text:p>68.75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69.36" table:formula="of:=[.F9]+[.E10]-[.D10]" table:style-name="ce99">
            <text:p>69.5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69.36" table:formula="of:=[.F10]+[.E11]-[.D11]" table:style-name="ce99">
            <text:p>66.1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9636.36" table:formula="of:=[.F11]+[.E12]-[.D12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86.36" table:formula="of:=[.F12]+[.E13]-[.D13]" table:style-name="ce99">
            <text:p>66.18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36.36" table:formula="of:=[.F13]+[.E14]-[.D14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23.31" table:formula="of:=[.F14]+[.E15]-[.D15]" table:style-name="ce99">
            <text:p>70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23.31" table:formula="of:=[.F15]+[.E16]-[.D16]" table:style-name="ce99">
            <text:p>69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20.19" table:formula="of:=[.F16]+[.E17]-[.D17]" table:style-name="ce99">
            <text:p>69.220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47.12" table:formula="of:=[.F17]+[.E18]-[.D18]" table:style-name="ce99">
            <text:p>66.9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8T00:00:00" table:style-name="ce93">
            <text:p>08.04.24</text:p>
          </table:table-cell>
          <table:table-cell office:value-type="string" table:style-name="ce87">
            <text:p>kredi için<text:s/></text:p>
          </table:table-cell>
          <table:table-cell office:value-type="float" office:value="2500" table:style-name="ce88">
            <text:p>2.500,00</text:p>
          </table:table-cell>
          <table:table-cell table:style-name="ce89"/>
          <table:table-cell office:value-type="float" office:value="64447.119999999995" table:formula="of:=[.F18]+[.E19]-[.D19]" table:style-name="ce99">
            <text:p>64.4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87">
            <text:p>kredi için pervine işten havale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7914.12" table:formula="of:=[.F19]+[.E20]-[.D20]" table:style-name="ce99">
            <text:p>67.91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92">
            <text:p>et-soğan 1/2 kg et 240 dnzkk + 1/2 kg soğan 20 nkt = <text:s/>9 pide</text:p>
          </table:table-cell>
          <table:table-cell table:style-name="ce101"/>
          <table:table-cell office:value-type="float" office:value="260" table:style-name="ce104">
            <text:p>260,00</text:p>
          </table:table-cell>
          <table:table-cell office:value-type="float" office:value="68174.12" table:formula="of:=[.F20]+[.E21]-[.D21]" table:style-name="ce99">
            <text:p>68.17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20T00:00:00" table:style-name="ce93">
            <text:p>20.04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9" table:style-name="ce104">
            <text:p>259,00</text:p>
          </table:table-cell>
          <table:table-cell office:value-type="float" office:value="68433.119999999995" table:formula="of:=[.F21]+[.E22]-[.D22]" table:style-name="ce99">
            <text:p>68.433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23T00:00:00" table:style-name="ce93">
            <text:p>23.04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65" table:style-name="ce104">
            <text:p>265,00</text:p>
          </table:table-cell>
          <table:table-cell office:value-type="float" office:value="68698.12" table:formula="of:=[.F22]+[.E23]-[.D23]" table:style-name="ce99">
            <text:p>68.69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29T00:00:00" table:style-name="ce93">
            <text:p>29.04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270" table:style-name="ce89">
            <text:p>270,00</text:p>
          </table:table-cell>
          <table:table-cell office:value-type="float" office:value="68968.12" table:formula="of:=[.F23]+[.E24]-[.D24]" table:style-name="ce99">
            <text:p>68.96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4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6176.19" table:formula="of:=SUM([.D7:.D58])" table:style-name="ce111">
            <text:p>16.176,19</text:p>
          </table:table-cell>
          <table:table-cell office:value-type="float" office:value="17731.330000000002" table:formula="of:=SUM([.E7:.E57])" table:style-name="ce111">
            <text:p>17.731,33</text:p>
          </table:table-cell>
          <table:table-cell office:value-type="float" office:value="1555.1400000000012" table:formula="of:=[.E60]-[.D60]" table:style-name="ce112">
            <text:p>1.555,14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29T13:50:49Z</dc:date>
    <meta:print-date>2024-01-05T08:34:57Z</meta:print-date>
    <meta:editing-cycles>163</meta:editing-cycles>
    <meta:editing-duration>PT44684S</meta:editing-duration>
  </office:meta>
</office:document-meta>
</file>